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ent" style:family="table" style:master-page-name="">
      <style:table-properties style:width="12.005cm" fo:margin-left="0cm" fo:margin-right="-0.005cm" style:page-number="0" table:align="margins"/>
    </style:style>
    <style:style style:name="content.A" style:family="table-column">
      <style:table-column-properties style:column-width="2.956cm" style:rel-column-width="16141*"/>
    </style:style>
    <style:style style:name="content.B" style:family="table-column">
      <style:table-column-properties style:column-width="0.254cm" style:rel-column-width="1391*"/>
    </style:style>
    <style:style style:name="content.C" style:family="table-column">
      <style:table-column-properties style:column-width="1.803cm" style:rel-column-width="9840*"/>
    </style:style>
    <style:style style:name="content.D" style:family="table-column">
      <style:table-column-properties style:column-width="6.99cm" style:rel-column-width="38163*"/>
    </style:style>
    <style:style style:name="content.A1" style:family="table-cell">
      <style:table-cell-properties fo:padding="0cm" fo:border="none"/>
    </style:style>
    <style:style style:name="Table1" style:family="table">
      <style:table-properties style:width="12.005cm" fo:margin-left="0cm" fo:margin-right="-0.005cm" table:align="margins"/>
    </style:style>
    <style:style style:name="Table1.A" style:family="table-column">
      <style:table-column-properties style:column-width="6.122cm" style:rel-column-width="33422*"/>
    </style:style>
    <style:style style:name="Table1.B" style:family="table-column">
      <style:table-column-properties style:column-width="0.139cm" style:rel-column-width="756*"/>
    </style:style>
    <style:style style:name="Table1.C" style:family="table-column">
      <style:table-column-properties style:column-width="5.745cm" style:rel-column-width="31357*"/>
    </style:style>
    <style:style style:name="Table1.B1" style:family="table-cell">
      <style:table-cell-properties fo:padding="0cm" fo:border="none"/>
    </style:style>
    <style:style style:name="Table2" style:family="table">
      <style:table-properties style:width="5.847cm" table:align="left"/>
    </style:style>
    <style:style style:name="Table2.A" style:family="table-column">
      <style:table-column-properties style:column-width="0.252cm"/>
    </style:style>
    <style:style style:name="Table2.B" style:family="table-column">
      <style:table-column-properties style:column-width="0.104cm"/>
    </style:style>
    <style:style style:name="Table2.C" style:family="table-column">
      <style:table-column-properties style:column-width="5.491cm"/>
    </style:style>
    <style:style style:name="Table2.A1" style:family="table-cell" style:data-style-name="N0"/>
    <style:style style:name="Table2.3" style:family="table-row">
      <style:table-row-properties style:min-row-height="0.256cm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1" style:font-size-asian="10pt" style:font-name-complex="Arial1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bold" fo:background-color="transparent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 Unicode MS" fo:font-size="10pt" style:font-size-asian="10pt" style:font-size-complex="10pt"/>
    </style:style>
    <style:style style:name="P5" style:family="paragraph" style:parent-style-name="Table_20_Contents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50%" fo:text-align="justify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line-height="150%" fo:text-align="justify" style:justify-single-word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 Unicode MS" fo:font-size="10pt" style:font-size-asian="10pt" style:font-size-complex="10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 Unicode MS" fo:font-size="10pt" fo:font-weight="normal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line-height="100%" fo:text-align="start" style:justify-single-word="false" style:shadow="none"/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P13" style:family="paragraph" style:parent-style-name="Header">
      <style:paragraph-properties fo:line-height="100%" fo:text-align="start" style:justify-single-word="false"/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ent" table:style-name="content">
        <table:table-column table:style-name="content.A"/>
        <table:table-column table:style-name="content.B"/>
        <table:table-column table:style-name="content.C"/>
        <table:table-column table:style-name="content.D"/>
        <table:table-row>
          <table:table-cell table:style-name="content.A1" table:number-columns-spanned="3" office:value-type="string">
            <text:p text:style-name="P2">TANDA TERIMA </text:p>
            <text:p text:style-name="P2">BERKAS PENDAFTARAN</text:p>
          </table:table-cell>
          <table:covered-table-cell/>
          <table:covered-table-cell/>
          <table:table-cell table:style-name="content.A1" office:value-type="string">
            <text:p text:style-name="P11">{barcode}</text:p>
          </table:table-cell>
        </table:table-row>
        <table:table-row>
          <table:table-cell table:style-name="content.A1" office:value-type="string">
            <text:p text:style-name="P12">[!-- BEGIN row.articles --]{titreArticle}</text:p>
          </table:table-cell>
          <table:table-cell table:style-name="content.A1" office:value-type="string">
            <text:p text:style-name="P9">:</text:p>
          </table:table-cell>
          <table:table-cell table:style-name="content.A1" table:number-columns-spanned="2" office:value-type="string">
            <text:p text:style-name="P13">{texteArticle}<text:span text:style-name="T1">[!-- END row.articles --]</text:span>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P5"/>
            <text:p text:style-name="P5">NB 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float" office:value="1">
                  <text:p text:style-name="P7">1</text:p>
                </table:table-cell>
                <table:table-cell office:value-type="string">
                  <text:p text:style-name="P7">.</text:p>
                </table:table-cell>
                <table:table-cell office:value-type="string">
                  <text:p text:style-name="P7">Tanda terima berkas ini tidak menjamin diterbitkannya Dokumen Perizinan</text:p>
                </table:table-cell>
              </table:table-row>
              <table:table-row>
                <table:table-cell table:style-name="Table2.A1" office:value-type="float" office:value="2">
                  <text:p text:style-name="P7">2</text:p>
                </table:table-cell>
                <table:table-cell office:value-type="string">
                  <text:p text:style-name="P7">.</text:p>
                </table:table-cell>
                <table:table-cell office:value-type="string">
                  <text:p text:style-name="P7">Biaya proses penerbitan Dokumen Perizinan termasuk biaya peninjauan lapangan dibebankan pada APBD {kabupaten}</text:p>
                </table:table-cell>
              </table:table-row>
              <table:table-row table:style-name="Table2.3">
                <table:table-cell office:value-type="string">
                  <text:p text:style-name="P7"/>
                </table:table-cell>
                <table:table-cell office:value-type="string">
                  <text:p text:style-name="P7"/>
                </table:table-cell>
                <table:table-cell office:value-type="string">
                  <text:p text:style-name="P8"/>
                </table:table-cell>
              </table:table-row>
              <table:table-row>
                <table:table-cell office:value-type="string">
                  <text:p text:style-name="P7">*)</text:p>
                </table:table-cell>
                <table:table-cell office:value-type="string">
                  <text:p text:style-name="P7">:</text:p>
                </table:table-cell>
                <table:table-cell office:value-type="string">
                  <text:p text:style-name="P7">Apabila persyaratan administrasi dan fisik lengkap dan benar</text:p>
                </table:table-cell>
              </table:table-row>
            </table:table>
            <text:p text:style-name="P5"/>
          </table:table-cell>
          <table:table-cell table:style-name="Table1.B1" office:value-type="string">
            <text:p text:style-name="P6"/>
          </table:table-cell>
          <table:table-cell office:value-type="string">
            <text:p text:style-name="P10">{kota}, {tglskr}</text:p>
            <text:p text:style-name="P6">Yang menerima,</text:p>
            <text:p text:style-name="P6"/>
            <text:p text:style-name="P6"/>
            <text:p text:style-name="P6"/>
            <text:p text:style-name="P6">({user}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cm" fo:page-height="21.5cm" style:num-format="1" style:print-orientation="landscape" fo:margin-top="1cm" fo:margin-bottom="0.499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1-15T06:54:39.39</dc:date>
    <meta:editing-duration>PT03H45M41S</meta:editing-duration>
    <meta:editing-cycles>80</meta:editing-cycles>
    <meta:generator>OpenOffice.org/3.2$Win32 OpenOffice.org_project/320m12$Build-9483</meta:generator>
    <dc:creator>A N</dc:creator>
    <meta:document-statistic meta:table-count="3" meta:image-count="0" meta:object-count="0" meta:page-count="1" meta:paragraph-count="19" meta:word-count="59" meta:character-count="410"/>
  </office:meta>
</office:document-meta>
</file>